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5409in" style:auto-text-indent="false"/>
    </style:style>
    <style:style style:name="P3" style:family="paragraph" style:parent-style-name="Standard">
      <style:paragraph-properties fo:margin-left="0in" fo:margin-right="0in" fo:text-indent="0.5409in" style:auto-text-indent="false"/>
    </style:style>
    <style:style style:name="P4" style:family="paragraph" style:parent-style-name="Standard">
      <style:paragraph-properties fo:margin-left="0in" fo:margin-right="0in" fo:text-indent="0.5902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4">
      <style:paragraph-properties fo:text-align="center" style:justify-single-word="false"/>
    </style:style>
    <style:style style:name="P12" style:family="paragraph" style:parent-style-name="Heading_20_4">
      <style:paragraph-properties fo:margin-top="0.1665in" fo:margin-bottom="0.1665in" loext:contextual-spacing="false" fo:line-height="100%" fo:text-align="center" style:justify-single-word="false"/>
    </style:style>
    <style:style style:name="P13" style:family="paragraph" style:parent-style-name="Title">
      <style:paragraph-properties fo:text-align="center" style:justify-single-word="false"/>
    </style:style>
    <style:style style:name="P14" style:family="paragraph" style:parent-style-name="Title" style:master-page-name="Standard">
      <style:paragraph-properties fo:text-align="center" style:justify-single-word="false" style:page-number="1"/>
    </style:style>
    <style:style style:name="P15" style:family="paragraph" style:parent-style-name="Heading_20_3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sea4e4llzbkd"/></text:p>
      <text:p text:style-name="P13"><text:bookmark text:name="_wv5v4q8i6rj0"/></text:p>
      <text:p text:style-name="P13"><text:bookmark text:name="_lhiqp51xijbm"/></text:p>
      <text:p text:style-name="P13"><text:bookmark text:name="_ooyj6mhnprxp"/></text:p>
      <text:p text:style-name="P13"><text:bookmark text:name="_c2u07pg0t5ir"/></text:p>
      <text:p text:style-name="P13"><text:bookmark text:name="_mftbdmd6hv2x"/></text:p>
      <text:p text:style-name="P13"><text:bookmark text:name="_eudcm9jctra8"/>Дипломная работа по теме:</text:p>
      <text:p text:style-name="P10"><text:bookmark text:name="_q6j5i3aetlsf"/>Сравнение различных подходов к реализации REST API</text:p>
      <text:p text:style-name="Standard"/>
      <text:p text:style-name="Heading_20_2"><text:bookmark text:name="_wa1optqo2trg"/>Автор: Шевченко Александр Владимирович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декабрь 2024г</text:p>
      <text:p text:style-name="P15"><text:bookmark text:name="_wj9gzd29h4wo"/>Глава 1. Введение</text:p>
      <text:p text:style-name="Standard"/>
      <text:p text:style-name="P11"><text:bookmark text:name="_t70hxetvpvp7"/>1.1 Обоснование выбора темы</text:p>
      <text:p text:style-name="Standard"/>
      <text:p text:style-name="P2">В современном мире последние годы наблюдается значительный рост популярности веб-приложений и сервисов, которые требуют эффективного взаимодействия между клиентом и сервером. REST (Representational State Transfer) стал одним из наиболее распространенных архитектурных стилей для разработки веб-сервисов, благодаря своей простоте и гибкости. В условиях быстро меняющегося технологического ландшафта разработчики сталкиваются с необходимостью выбора подходящих инструментов и фреймворков для реализации REST API, что делает данную тему актуальной и важной.</text:p>
      <text:p text:style-name="Standard"/>
      <text:p text:style-name="P2">Согласно различным исследованиям и отчётам (например, отчеты о рынке труда, исследования компаний по найму, отчеты о тенденциях в разработке программного обеспечения, ну и анализ вакансий) компании все чаще ищут разработчиков, обладающих навыками работы с REST API. В частности, фреймворки, такие как Django Rest Framework, FastAPI и Flask-RESTful, становятся стандартом в индустрии. Понимание их особенностей, преимуществ и недостатков позволяет разработчикам принимать обоснованные решения при выборе технологий для своих проектов, что, в свою очередь, отвечает требованиям рынка.</text:p>
      <text:p text:style-name="Standard"/>
      <text:p text:style-name="P2">Разработка REST API с использованием различных фреймворков предоставляет возможность не только изучить их функциональные возможности, но и оценить производительность, удобство использования и масштабируемость. Сравнительный анализ этих фреймворков поможет разработчикам выбрать наиболее подходящий инструмент для конкретных задач, что повысит эффективность разработки и качество конечного продукта.</text:p>
      <text:p text:style-name="Standard"/>
      <text:p text:style-name="P2"><text:soft-page-break/>Личный интерес к разработке веб-приложений и изучению новых технологий стал основным мотивом выбора данной темы. Исследование различных подходов к реализации REST API позволит углубить знания в области веб-разработки и расширить профессиональные навыки. В будущем это может открыть новые карьерные возможности и способствовать развитию в области программирования и архитектуры программного обеспечения.</text:p>
      <text:p text:style-name="Standard"/>
      <text:p text:style-name="P2">Таким образом, выбор темы дипломной работы обусловлен актуальностью и значимостью REST API в современном мире, потребностями рынка в квалифицированных специалистах, практической значимостью для разработчиков, а также личным интересом и стремлением к профессиональному росту. Сравнение различных подходов к реализации REST API с использованием Django Rest Framework, FastAPI и Flask-RESTful позволит не только углубить знания в данной области, но и внести вклад в понимание выбора технологий для разработки веб-сервисов.</text:p>
      <text:p text:style-name="P2"/>
      <text:p text:style-name="Standard"/>
      <text:p text:style-name="P11"><text:bookmark text:name="_ebmsn1zhkndi"/>1.2 Определение цели и задач исследования</text:p>
      <text:p text:style-name="Standard"/>
      <text:p text:style-name="P4">Целью данного исследования является проведение сравнительного анализа различных подходов к реализации REST API с использованием фреймворков Django Rest Framework, FastAPI и Flask-RESTful, а также разработка примера REST API на каждом из этих фреймворков.</text:p>
      <text:p text:style-name="Standard"/>
      <text:p text:style-name="P4">Для достижения поставленной цели необходимо решить следующие задачи:</text:p>
      <text:p text:style-name="Standard">1. Изучить теоретические основы REST API и его архитектурные принципы.</text:p>
      <text:p text:style-name="Standard">2. Рассмотреть особенности и функциональные возможности Django Rest Framework, FastAPI и Flask-RESTful.</text:p>
      <text:p text:style-name="Standard">3. Разработать примеры REST API с использованием каждого из выбранных фреймворков.</text:p>
      <text:p text:style-name="Standard">4. Провести сравнительный анализ производительности, удобства использования и масштабируемости разработанных API.</text:p>
      <text:p text:style-name="Standard">5. Подготовить рекомендации по выбору подходящего фреймворка в зависимости от конкретных требований проекта.</text:p>
      <text:p text:style-name="Standard"/>
      <text:p text:style-name="P11"><text:bookmark text:name="_z9mg20ocx04u"/>2. Основные понятия и определения</text:p>
      <text:list xml:id="list3949189105" text:style-name="WWNum1">
        <text:list-item>
          <text:p text:style-name="P5"><text:s/>Фреймворк (Framework): Программная платформа, которая предоставляет готовые компоненты и инструменты для разработки приложений. В контексте веб-приложений часто используются Django, FastAPI или Flask.</text:p>
        </text:list-item>
      </text:list>
      <text:p text:style-name="P8"/>
      <text:list xml:id="list112515577709639" text:continue-numbering="true" text:style-name="WWNum1">
        <text:list-item>
          <text:p text:style-name="P6">REST API (Representational State Transfer Application Programming Interface): Архитектурный стиль, который использует HTTP-протокол для взаимодействия между клиентом и сервером. REST API позволяет клиентам выполнять операции CRUD (Create, Read, Update, Delete) над ресурсами.<text:line-break/></text:p>
        </text:list-item>
        <text:list-item>
          <text:p text:style-name="P6">Django Rest Framework (DRF): Мощный и гибкий фреймворк для создания RESTful API на основе Django. Он предоставляет множество инструментов и библиотек для упрощения разработки, включая сериализацию данных, аутентификацию и поддержку различных форматов данных.<text:line-break/></text:p>
        </text:list-item>
        <text:list-item>
          <text:p text:style-name="P6"><text:soft-page-break/>FastAPI: Современный веб-фреймворк для создания API на Python, который обеспечивает высокую производительность и поддержку асинхронного программирования. FastAPI автоматически генерирует документацию API и использует аннотации типов для валидации данных.<text:line-break/></text:p>
        </text:list-item>
        <text:list-item>
          <text:p text:style-name="P6">Flask-RESTful: Расширение для Flask, которое упрощает создание RESTful API. Flask-RESTful предоставляет удобные инструменты для работы с ресурсами и маршрутизацией, а также поддерживает сериализацию и десериализацию данных.<text:line-break/></text:p>
        </text:list-item>
        <text:list-item>
          <text:p text:style-name="P6">Сериализация (Serialization): Процесс преобразования сложных объектов, таких как модели данных, в формат, который может быть легко передан по сети (например, JSON). Сериализация позволяет API обмениваться данными с клиентами.<text:line-break/></text:p>
        </text:list-item>
        <text:list-item>
          <text:p text:style-name="P6">Аутентификация (Authentication): Процесс проверки подлинности пользователя или клиента, который пытается получить доступ к API. Различные методы аутентификации могут включать токены, OAuth и сессии.<text:line-break/></text:p>
        </text:list-item>
        <text:list-item>
          <text:p text:style-name="P6">Документация API (API Documentation): Описание доступных конечных точек API, параметров запросов и форматов ответов. Хорошая документация помогает разработчикам быстро понять, как использовать API.<text:line-break/></text:p>
        </text:list-item>
        <text:list-item>
          <text:p text:style-name="P6">Производительность API (API Performance): Оценка скорости и эффективности работы API, включая время отклика и пропускную способность. Важно, чтобы API мог обрабатывать большое количество запросов без значительных задержек.<text:line-break/></text:p>
        </text:list-item>
        <text:list-item>
          <text:p text:style-name="P6">Тестирование API (API Testing): Процесс проверки функциональности, производительности и безопасности API. Тестирование может включать юнит-тесты, интеграционные тесты и нагрузочные тесты.<text:line-break/></text:p>
        </text:list-item>
        <text:list-item>
          <text:p text:style-name="P6">Методы HTTP (HTTP Methods): Стандартизированные методы, используемые для выполнения операций над ресурсами в REST API. Основные методы включают GET (получение данных), POST (создание новых данных), PUT (обновление существующих данных) и DELETE (удаление данных).<text:line-break/></text:p>
        </text:list-item>
        <text:list-item>
          <text:p text:style-name="P6">Коды состояния HTTP (HTTP Status Codes): Числовые коды, возвращаемые сервером в ответ на запросы клиента, которые указывают на результат выполнения запроса. Например, коды из 200 серии означает успешное выполнение, а из 400 серии — что ресурс не найден. Ошибки из 500 серии указывают на ошибку на стороне сервера.<text:line-break/></text:p>
        </text:list-item>
        <text:list-item>
          <text:p text:style-name="P7">Маршрутизация (Routing): Процесс определения, какой код должен быть выполнен в ответ на определенный HTTP-запрос. В REST API маршрутизация связывает URL-адреса с соответствующими обработчиками запросов.<text:line-break/></text:p>
        </text:list-item>
      </text:list>
      <text:p text:style-name="P9">Данные термины помогают понять ключевые аспекты реализации и сравнения REST API с использованием различных фреймворков, таких как Django Rest Framework, FastAPI и Flask-RESTful.</text:p>
      <text:p text:style-name="P9"/>
      <text:p text:style-name="P12"><text:bookmark text:name="_p8mp03k9odz5"/></text:p>
      <text:p text:style-name="P12"><text:bookmark text:name="_njkvpdnwqhqd"/>3. Методы и подходы к разработке REST API с использованием Django Rest Framework, FastAPI и Flask-RESTful</text:p>
      <text:p text:style-name="P9"/>
      <text:p text:style-name="P9">1. Выбор фреймворка</text:p>
      <text:p text:style-name="P9"><text:tab/>Django Rest Framework (DRF): Выбран за его мощные возможности и богатый набор инструментов для создания RESTful API. DRF предоставляет встроенные механизмы аутентификации, сериализации и документации, что значительно ускоряет процесс разработки. Он также хорошо подходит для проектов, где требуется работа с реляционными базами данных и сложной бизнес-логикой.</text:p>
      <text:p text:style-name="P9"/>
      <text:p text:style-name="P9"><text:tab/>FastAPI: Выбран за свою высокую производительность и поддержку асинхронного программирования. FastAPI позволяет легко создавать быстрые и эффективные API, а также автоматически генерирует документацию с помощью OpenAPI. Это делает его идеальным выбором для приложений, требующих высокой скорости обработки запросов и масштабируемости.</text:p>
      <text:p text:style-name="P9"/>
      <text:p text:style-name="P9"><text:tab/>Flask-RESTful: Выбран за свою простоту и гибкость. Flask-RESTful является расширением для Flask, которое упрощает создание RESTful API. Он подходит для небольших проектов или микросервисов, где требуется быстрая разработка и минималистичный подход. Flask-RESTful позволяет легко настраивать маршрутизацию и обрабатывать запросы, что делает его удобным для разработчиков.</text:p>
      <text:p text:style-name="P9"><text:soft-page-break/>2. Проектирование архитектуры API</text:p>
      <text:p text:style-name="P9">2.1 Определение ресурсов:</text:p>
      <text:p text:style-name="P9">На этом этапе необходимо определить основные ресурсы, которые будут доступны через API, и спроектировать структуру URL для этих ресурсов. Например, для управления пользователями можно создать конечные точки `/users`, `/users/{id}` и т.д.</text:p>
      <text:p text:style-name="P9"/>
      <text:p text:style-name="P9">2.2 Определение методов HTTP:</text:p>
      <text:p text:style-name="P9">Для каждого ресурса определим, какие методы HTTP будут использоваться (GET, POST, PUT, DELETE) и какие операции они будут выполнять.</text:p>
      <text:p text:style-name="P9"/>
      <text:p text:style-name="P9"/>
      <text:p text:style-name="P9">3. Реализация API</text:p>
      <text:p text:style-name="P9">3.1 Создание моделей данных:</text:p>
      <text:p text:style-name="P9">На основе выбранного фреймворка создадим модели данных, которые будут представлять ресурсы. Например, в Django это могут быть классы моделей, а в Flask-RESTful — классы ресурсов.</text:p>
      <text:p text:style-name="P9">3.2 Настройка маршрутизации:</text:p>
      <text:p text:style-name="P9">Реализуем маршрутизацию для связывания URL-адресов с соответствующими обработчиками запросов. Это позволит API правильно обрабатывать входящие запросы.</text:p>
      <text:p text:style-name="P9">3.3 Сериализация данных:</text:p>
      <text:p text:style-name="P9">Настроим сериализацию данных для преобразования объектов в формат JSON и обратно. Это обеспечит корректный обмен данными между клиентом и сервером.</text:p>
      <text:p text:style-name="P9"/>
      <text:p text:style-name="P9">4. Тестирование API</text:p>
      <text:p text:style-name="P9">4.1 Юнит-тестирование:</text:p>
      <text:p text:style-name="P9">Напишем юнит-тесты для проверки функциональности каждого метода API. Это поможет убедиться, что все конечные точки работают корректно и возвращают ожидаемые результаты.</text:p>
      <text:p text:style-name="P9">4.2 Интеграционное тестирование:</text:p>
      <text:p text:style-name="P9">Проведем интеграционное тестирование, чтобы проверить взаимодействие между различными компонентами системы, включая базу данных и внешние сервисы.</text:p>
      <text:p text:style-name="P9"><text:soft-page-break/></text:p>
      <text:p text:style-name="P9">5. Обеспечение безопасности</text:p>
      <text:p text:style-name="P9">5. Валидация данных:</text:p>
      <text:p text:style-name="P9">Настроим валидацию входных данных, чтобы предотвратить атаки, такие как SQL-инъекции и XSS (межсайтовый скриптинг). Это обеспечит безопасность и целостность данных.</text:p>
      <text:p text:style-name="P9"/>
      <text:p text:style-name="P9">6. Документация API</text:p>
      <text:p text:style-name="P9">6.1 Автоматическая генерация документации:</text:p>
      <text:p text:style-name="P9">Используем встроенные инструменты фреймворков для автоматической генерации документации API. Например, FastAPI предоставляет Swagger UI, который позволяет пользователям взаимодействовать с API через веб-интерфейс.</text:p>
      <text:p text:style-name="P9">6.2 Подробное описание конечных точек:</text:p>
      <text:p text:style-name="P9">Обеспечим наличие подробного описания каждой конечной точки, включая параметры запросов, форматы ответов и коды состояния. Это поможет разработчикам быстрее понять, как использовать API.</text:p>
      <text:p text:style-name="P9"/>
      <text:p text:style-name="P9">Эти методы и подходы помогут в разработке эффективного и безопасного REST API с использованием Django Rest Framework, FastAPI и Flask-RESTful, а также обеспечат его высокую производительность и удобство использов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65" meta:word-count="1277" meta:character-count="10266" meta:non-whitespace-character-count="9049"/>
    <meta:generator>LibreOfficeDev/6.0.5.2$Linux_X86_64 LibreOffice_project/</meta:generator>
  </office:meta>
</office:document-meta>
</file>